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30cf" officeooo:paragraph-rsid="000830cf"/>
    </style:style>
    <style:style style:name="P2" style:family="paragraph" style:parent-style-name="Standard">
      <style:text-properties fo:font-size="15pt" officeooo:rsid="000830cf" officeooo:paragraph-rsid="000830cf" style:font-size-asian="15pt" style:font-size-complex="15pt"/>
    </style:style>
    <style:style style:name="P3" style:family="paragraph" style:parent-style-name="Standard">
      <style:text-properties officeooo:rsid="00089f91" officeooo:paragraph-rsid="00089f91"/>
    </style:style>
    <style:style style:name="T1" style:family="text">
      <style:text-properties officeooo:rsid="00089f91"/>
    </style:style>
    <style:style style:name="T2" style:family="text">
      <style:text-properties officeooo:rsid="000994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éthodologie pour isoler les joueurs changeant d’hémisphère.</text:p>
      <text:p text:style-name="P1"/>
      <text:p text:style-name="P1">-Sont présent dans la base de données les joueurs de nationalité des pays suivant :</text:p>
      <text:p text:style-name="P1"><text:span text:style-name="T1">Argentine, </text:span>Nouvelle-Zélande, Afrique du Sud, Australie, Samoa, Tonga, Fidji.</text:p>
      <text:p text:style-name="P1"/>
      <text:p text:style-name="P1">-Je considère que ces joueurs changent d’hémisphère lorsqu’ils effectuent leur première saison dans un des championnat suivant :</text:p>
      <text:p text:style-name="P1">Ligue Celtique, Top League, Premiership, Top 14</text:p>
      <text:p text:style-name="P1"/>
      <text:p text:style-name="P1">-Dans la base de données vous trouvez les variables suivantes concernant ces joueurs :</text:p>
      <text:p text:style-name="P1"><text:tab/>Nom</text:p>
      <text:p text:style-name="P1"><text:tab/>Prénom</text:p>
      <text:p text:style-name="P1"><text:tab/>le Club dans lequel il joue</text:p>
      <text:p text:style-name="P1"><text:tab/>Saison pendant laquelle le joueur a changé d’hémisphère</text:p>
      <text:p text:style-name="P1"><text:tab/>le Pays dans lequel il joue</text:p>
      <text:p text:style-name="P1"><text:tab/>la Compétition dans laquelle il joue</text:p>
      <text:p text:style-name="P1"><text:tab/>le Nationalité du joueur</text:p>
      <text:p text:style-name="P1"><text:tab/>le Lien vers la source des données du joueur <text:span text:style-name="T1">sur itsrugby.com</text:span></text:p>
      <text:p text:style-name="P1"/>
      <text:p text:style-name="P1">-<text:span text:style-name="T1">Commentaires :</text:span></text:p>
      <text:p text:style-name="P3"><text:tab/>Des erreurs à la marge sont tout à fait possible<text:span text:style-name="T2">s</text:span>. Par exemple, Dan Carter est considéré comme joueur changeant d’hémisphère lorsqu’il vient jouer à l’USAP mais pas lorsqu’il revient jouer au Racing parce qu’il a déjà jouer une saison en Top 14.</text:p>
      <text:p text:style-name="P3"><text:tab/>J’ai des doutes sur la fiabilité des données pour le championnat japonais pour les premières saisons du graphique, donc à prendre avec des pincettes.</text:p>
      <text:p text:style-name="P3"><text:tab/>Le graphique commence pour la saison 06/07 pour la simple raison que le Top 14 commençant en 05/06, par définition, tout les joueurs étrangers dans la base font leurs première saison en Top 14 cette saison là.</text:p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11:20:17.755103670</meta:creation-date>
    <dc:date>2019-01-16T11:42:52.842570670</dc:date>
    <meta:editing-duration>PT2M13S</meta:editing-duration>
    <meta:editing-cycles>1</meta:editing-cycles>
    <meta:document-statistic meta:table-count="0" meta:image-count="0" meta:object-count="0" meta:page-count="1" meta:paragraph-count="18" meta:word-count="218" meta:character-count="1348" meta:non-whitespace-character-count="1137"/>
    <meta:generator>LibreOffice/6.0.6.2$MacOSX_X86_64 LibreOffice_project/0c292870b25a325b5ed35f6b45599d2ea4458e77</meta:generator>
  </office:meta>
</office:document-meta>
</file>